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4428" officeooo:paragraph-rsid="00174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мотрел ввод в фронт-энд(https://www.youtube.com/watch?v=5g1U06QjWZk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07:48:52.159358056</meta:creation-date>
    <dc:date>2022-07-05T07:49:29.410619174</dc:date>
    <meta:editing-duration>PT37S</meta:editing-duration>
    <meta:editing-cycles>1</meta:editing-cycles>
    <meta:document-statistic meta:table-count="0" meta:image-count="0" meta:object-count="0" meta:page-count="1" meta:paragraph-count="1" meta:word-count="4" meta:character-count="71" meta:non-whitespace-character-count="68"/>
    <meta:generator>LibreOffice/7.1.8.1$Linux_X86_64 LibreOffice_project/10$Build-1</meta:generator>
  </office:meta>
</office:document-meta>
</file>